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Input </text:p>
          </table:table-cell>
          <table:table-cell office:value-type="string">
            <text:p>Quantité</text:p>
          </table:table-cell>
          <table:table-cell office:value-type="string">
            <text:p>Formu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ooc:=[.A2]*[.B2]"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*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ooc:=SUM([.A2:.C2])"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Euro</text:p>
          </table:table-cell>
          <table:table-cell table:style-name="ce1" office:value-type="currency" office:currency="EUR" office:value="34">
            <text:p>34,00 €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30">30/12/2006</text:date>, <text:time>16:0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tbenita</meta:initial-creator>
    <meta:creation-date>2006-12-30T16:07:18</meta:creation-date>
    <dc:creator>tbenita</dc:creator>
    <dc:date>2006-12-30T16:09:54</dc:date>
    <dc:language>fr-FR</dc:language>
    <meta:editing-cycles>2</meta:editing-cycles>
    <meta:user-defined meta:name="Info 1"/>
    <meta:user-defined meta:name="Info 2"/>
    <meta:user-defined meta:name="Info 3"/>
    <meta:user-defined meta:name="Info 4"/>
    <meta:document-statistic meta:table-count="3" meta:cell-count="11"/>
  </office:meta>
</office:document-meta>
</file>